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pective Basic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4" table:number-rows-spanned="1">
            <text:p>Transformation Matrix</text:p>
          </table:table-cell>
          <table:covered-table-cell table:number-columns-repeated="3"/>
          <table:table-cell/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Result 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A2]*[.F$2]+[.$B2]*[.F$3]+[.$C2]*[.F$4]+[.$D2]*[.F$5]" office:value-type="float" office:value="1" calcext:value-type="float">
            <text:p>1</text:p>
          </table:table-cell>
          <table:table-cell table:formula="of:=[.H2]/[.H$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A3]*[.F$2]+[.$B3]*[.F$3]+[.$C3]*[.F$4]+[.$D3]*[.F$5]" office:value-type="float" office:value="1" calcext:value-type="float">
            <text:p>1</text:p>
          </table:table-cell>
          <table:table-cell table:formula="of:=[.H3]/[.H$5]" office:value-type="float" office:value="0.25" calcext:value-type="float">
            <text:p>0.2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table:formula="of:=[.$A4]*[.F$2]+[.$B4]*[.F$3]+[.$C4]*[.F$4]+[.$D4]*[.F$5]" office:value-type="float" office:value="4" calcext:value-type="float">
            <text:p>4</text:p>
          </table:table-cell>
          <table:table-cell table:formula="of:=[.H4]/[.H$5]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A5]*[.F$2]+[.$B5]*[.F$3]+[.$C5]*[.F$4]+[.$D5]*[.F$5]" office:value-type="float" office:value="4" calcext:value-type="float">
            <text:p>4</text:p>
          </table:table-cell>
          <table:table-cell table:formula="of:=[.H5]/[.H$5]" office:value-type="float" office:value="1" calcext:value-type="float">
            <text:p>1</text:p>
          </table:table-cell>
        </table:table-row>
      </table:table>
      <table:table table:name="Perspective Normalize Z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4" table:number-rows-spanned="1">
            <text:p>Transformation Matrix</text:p>
          </table:table-cell>
          <table:covered-table-cell table:number-columns-repeated="3"/>
          <table:table-cell/>
          <table:table-cell office:value-type="string" calcext:value-type="string">
            <text:p>Vector</text:p>
          </table:table-cell>
          <table:table-cell/>
          <table:table-cell office:value-type="string" calcext:value-type="string">
            <text:p>Result</text:p>
          </table:table-cell>
          <table:table-cell office:value-type="string" calcext:value-type="string">
            <text:p>Result 3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A2]*[.F$2]+[.$B2]*[.F$3]+[.$C2]*[.F$4]+[.$D2]*[.F$5]" office:value-type="float" office:value="1" calcext:value-type="float">
            <text:p>1</text:p>
          </table:table-cell>
          <table:table-cell table:formula="of:=[.H2]/[.H$5]" office:value-type="float" office:value="0.0099009900990099" calcext:value-type="float">
            <text:p>0.00990099009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A3]*[.F$2]+[.$B3]*[.F$3]+[.$C3]*[.F$4]+[.$D3]*[.F$5]" office:value-type="float" office:value="1" calcext:value-type="float">
            <text:p>1</text:p>
          </table:table-cell>
          <table:table-cell table:formula="of:=[.H3]/[.H$5]" office:value-type="float" office:value="0.0099009900990099" calcext:value-type="float">
            <text:p>0.009900990099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-[.B9]/([.B9]-[.B10])" office:value-type="float" office:value="-1.01010101010101" calcext:value-type="float">
            <text:p>-1.01010101010101</text:p>
          </table:table-cell>
          <table:table-cell table:formula="of:=-([.B9]*[.B10])/([.B9]-[.B10])" office:value-type="float" office:value="-1.01010101010101" calcext:value-type="float">
            <text:p>-1.01010101010101</text:p>
          </table:table-cell>
          <table:table-cell/>
          <table:table-cell office:value-type="float" office:value="-101" calcext:value-type="float">
            <text:p>-101</text:p>
          </table:table-cell>
          <table:table-cell/>
          <table:table-cell table:formula="of:=[.$A4]*[.F$2]+[.$B4]*[.F$3]+[.$C4]*[.F$4]+[.$D4]*[.F$5]" office:value-type="float" office:value="101.010101010101" calcext:value-type="float">
            <text:p>101.010101010101</text:p>
          </table:table-cell>
          <table:table-cell table:formula="of:=[.H4]/[.H$5]" office:value-type="float" office:value="1.000100010001" calcext:value-type="float">
            <text:p>1.0001000100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$A5]*[.F$2]+[.$B5]*[.F$3]+[.$C5]*[.F$4]+[.$D5]*[.F$5]" office:value-type="float" office:value="101" calcext:value-type="float">
            <text:p>101</text:p>
          </table:table-cell>
          <table:table-cell table:formula="of:=[.H5]/[.H$5]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arameter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ar Plane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 Plan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Camera Ray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creen Size</text:p>
          </table:table-cell>
          <table:table-cell office:value-type="string" calcext:value-type="string">
            <text:p>View Size / 2</text:p>
          </table:table-cell>
          <table:table-cell table:number-columns-repeated="2"/>
          <table:table-cell office:value-type="string" calcext:value-type="string">
            <text:p>Camera Rotation</text:p>
          </table:table-cell>
          <table:table-cell office:value-type="string" calcext:value-type="string">
            <text:p>Camera Position</text:p>
          </table:table-cell>
          <table:table-cell/>
          <table:table-cell office:value-type="string" calcext:value-type="string">
            <text:p>Screen Coordinates</text:p>
          </table:table-cell>
          <table:table-cell/>
          <table:table-cell office:value-type="string" calcext:value-type="string">
            <text:p>Screen World Point</text:p>
          </table:table-cell>
          <table:table-cell/>
          <table:table-cell table:number-columns-repeated="2" office:value-type="string" calcext:value-type="string">
            <text:p>Ray Direction</text:p>
          </table:table-cell>
          <table:table-cell/>
        </table:table-row>
        <table:table-row table:style-name="ro1">
          <table:table-cell table:number-columns-repeated="9"/>
          <table:table-cell table:formula="of:=[.N13]/[.N$16]" office:value-type="float" office:value="5.13520478971826" calcext:value-type="float">
            <text:p>5.13520478971826</text:p>
          </table:table-cell>
          <table:table-cell/>
          <table:table-cell table:formula="of:=[.J2]-[.C21]" office:value-type="float" office:value="2.13520478971826" calcext:value-type="float">
            <text:p>2.13520478971826</text:p>
          </table:table-cell>
          <table:table-cell table:formula="of:=[.L2]/[.$L$6]" office:value-type="float" office:value="0.290305592106157" calcext:value-type="float">
            <text:p>0.290305592106157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A3]/[.A$6]" office:value-type="float" office:value="1.77777777777778" calcext:value-type="float">
            <text:p>1.77777777777778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960" calcext:value-type="float">
            <text:p>960</text:p>
          </table:table-cell>
          <table:table-cell/>
          <table:table-cell table:formula="of:=[.N14]/[.N$16]" office:value-type="float" office:value="-0.241889635720345" calcext:value-type="float">
            <text:p>-0.241889635720345</text:p>
          </table:table-cell>
          <table:table-cell/>
          <table:table-cell table:formula="of:=[.J3]-[.C22]" office:value-type="float" office:value="-2.24188963572034" calcext:value-type="float">
            <text:p>-2.24188963572034</text:p>
          </table:table-cell>
          <table:table-cell table:formula="of:=[.L3]/[.$L$6]" office:value-type="float" office:value="-0.304810621102217" calcext:value-type="float">
            <text:p>-0.304810621102217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table:formula="of:=[.A4]/[.A$6]"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40" calcext:value-type="float">
            <text:p>540</text:p>
          </table:table-cell>
          <table:table-cell/>
          <table:table-cell table:formula="of:=[.N15]/[.N$16]" office:value-type="float" office:value="-4.67167289059239" calcext:value-type="float">
            <text:p>-4.67167289059239</text:p>
          </table:table-cell>
          <table:table-cell/>
          <table:table-cell table:formula="of:=[.J4]-[.C23]" office:value-type="float" office:value="-6.67167289059239" calcext:value-type="float">
            <text:p>-6.67167289059239</text:p>
          </table:table-cell>
          <table:table-cell table:formula="of:=[.L4]/[.$L$6]" office:value-type="float" office:value="-0.907090485263281" calcext:value-type="float">
            <text:p>-0.907090485263281</text:p>
          </table:table-cell>
          <table:table-cell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MIN([.A3:.A4])" office:value-type="float" office:value="1080" calcext:value-type="float">
            <text:p>1080</text:p>
          </table:table-cell>
          <table:table-cell table:number-columns-repeated="6"/>
          <table:table-cell office:value-type="string" calcext:value-type="string">
            <text:p>Relative</text:p>
          </table:table-cell>
          <table:table-cell office:value-type="string" calcext:value-type="string">
            <text:p>Rect</text:p>
          </table:table-cell>
          <table:table-cell office:value-type="string" calcext:value-type="string">
            <text:p>Flat</text:p>
          </table:table-cell>
          <table:table-cell/>
          <table:table-cell table:formula="of:=SQRT([.L2]*[.L2]+[.L3]*[.L3]+[.L4]*[.L4])" office:value-type="float" office:value="7.35502466289893" calcext:value-type="float">
            <text:p>7.3550246628989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n</text:p>
          </table:table-cell>
          <table:table-cell office:value-type="string" calcext:value-type="string">
            <text:p>c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eld Of View</text:p>
          </table:table-cell>
          <table:table-cell office:value-type="float" office:value="31" calcext:value-type="float">
            <text:p>31</text:p>
          </table:table-cell>
          <table:table-cell table:formula="of:=[.B8]/180*PI()" office:value-type="float" office:value="0.541052068118242" calcext:value-type="float">
            <text:p>0.541052068118242</text:p>
          </table:table-cell>
          <table:table-cell/>
          <table:table-cell table:formula="of:=SIN([.$E3])" office:value-type="float" office:value="0.988031624092862" calcext:value-type="float">
            <text:p>0.988031624092862</text:p>
          </table:table-cell>
          <table:table-cell table:formula="of:=COS([.$E3])" office:value-type="float" office:value="0.154251449887584" calcext:value-type="float">
            <text:p>0.154251449887584</text:p>
          </table:table-cell>
          <table:table-cell/>
          <table:table-cell table:formula="of:=[.H3]/[.A3]" office:value-type="float" office:value="0.5" calcext:value-type="float">
            <text:p>0.5</text:p>
          </table:table-cell>
          <table:table-cell table:formula="of:=2*[.$H8]*[.$B3]-[.$B3]" office:value-type="float" office:value="0" calcext:value-type="float">
            <text:p>0</text:p>
          </table:table-cell>
          <table:table-cell table:formula="of:=[.$I8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SIN([.$E4])" office:value-type="float" office:value="-0.988031624092862" calcext:value-type="float">
            <text:p>-0.988031624092862</text:p>
          </table:table-cell>
          <table:table-cell table:formula="of:=COS([.$E4])" office:value-type="float" office:value="0.154251449887584" calcext:value-type="float">
            <text:p>0.154251449887584</text:p>
          </table:table-cell>
          <table:table-cell/>
          <table:table-cell table:formula="of:=[.H4]/[.A4]" office:value-type="float" office:value="0.5" calcext:value-type="float">
            <text:p>0.5</text:p>
          </table:table-cell>
          <table:table-cell table:formula="of:=2*[.$H9]*[.$B4]-[.$B4]" office:value-type="float" office:value="0" calcext:value-type="float">
            <text:p>0</text:p>
          </table:table-cell>
          <table:table-cell table:formula="of:=[.$I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agonal</text:p>
          </table:table-cell>
          <table:table-cell table:formula="of:=SQRT([.B3]*[.B3]+[.B4]*[.B4])" office:value-type="float" office:value="2.03972886118731" calcext:value-type="float">
            <text:p>2.03972886118731</text:p>
          </table:table-cell>
          <table:table-cell table:number-columns-repeated="2"/>
          <table:table-cell table:formula="of:=SIN([.$E5])" office:value-type="float" office:value="0" calcext:value-type="float">
            <text:p>0</text:p>
          </table:table-cell>
          <table:table-cell table:formula="of:=COS([.$E5])" office:value-type="float" office:value="1" calcext:value-type="float">
            <text:p>1</text:p>
          </table:table-cell>
          <table:table-cell table:number-columns-repeated="3"/>
          <table:table-cell table:formula="of:=-[.B12]" office:value-type="float" office:value="-7.35502466289893" calcext:value-type="float">
            <text:p>-7.35502466289893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View Vector</text:p>
          </table:table-cell>
          <table:table-cell/>
          <table:table-cell office:value-type="string" calcext:value-type="string">
            <text:p>World Vector</text:p>
          </table:table-cell>
        </table:table-row>
        <table:table-row table:style-name="ro1">
          <table:table-cell office:value-type="string" calcext:value-type="string">
            <text:p>Distance</text:p>
          </table:table-cell>
          <table:table-cell table:formula="of:=[.$B$10]/TAN([.$C$8]/2)" office:value-type="float" office:value="7.35502466289893" calcext:value-type="float">
            <text:p>7.35502466289893</text:p>
          </table:table-cell>
          <table:table-cell table:number-columns-repeated="2"/>
          <table:table-cell office:value-type="string" calcext:value-type="string">
            <text:p>Quaternions</text:p>
          </table:table-cell>
          <table:table-cell/>
          <table:table-cell office:value-type="string" calcext:value-type="string" table:number-columns-spanned="4" table:number-rows-spanned="1">
            <text:p>Matrix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4"/>
          <table:table-cell table:formula="of:=[.F8]*[.E9]*[.F10]+[.E8]*[.F9]*[.E10]" office:value-type="float" office:value="-0.152405310551108" calcext:value-type="float">
            <text:p>-0.152405310551108</text:p>
          </table:table-cell>
          <table:table-cell/>
          <table:table-cell table:formula="of:=1-2*(1/[.E18])*([.E14]*[.E14]+[.E15]*[.E15])" office:value-type="float" office:value="-0.952412980415157" calcext:value-type="float">
            <text:p>-0.952412980415157</text:p>
          </table:table-cell>
          <table:table-cell table:formula="of:=2*(1/[.E18])*([.E13]*[.E14]-[.E15]*[.E16])" office:value-type="float" office:value="-0.0929095147367191" calcext:value-type="float">
            <text:p>-0.092909514736719</text:p>
          </table:table-cell>
          <table:table-cell table:formula="of:=2*(1/[.E18])*([.E13]*[.E15]+[.E14]*[.E16])" office:value-type="float" office:value="-0.290305592106157" calcext:value-type="float">
            <text:p>-0.290305592106157</text:p>
          </table:table-cell>
          <table:table-cell table:formula="of:=[.$F3]" office:value-type="float" office:value="3" calcext:value-type="float">
            <text:p>3</text:p>
          </table:table-cell>
          <table:table-cell/>
          <table:table-cell table:formula="of:=[.$J8]" office:value-type="float" office:value="0" calcext:value-type="float">
            <text:p>0</text:p>
          </table:table-cell>
          <table:table-cell/>
          <table:table-cell table:formula="of:=[.G13]*[.L$13]+[.H13]*[.L$14]+[.I13]*[.L$15]+[.J13]*[.L$16]" office:value-type="float" office:value="5.13520478971826" calcext:value-type="float">
            <text:p>5.13520478971826</text:p>
          </table:table-cell>
        </table:table-row>
        <table:table-row table:style-name="ro1">
          <table:table-cell office:value-type="string" calcext:value-type="string">
            <text:p>Screen Center (View)</text:p>
          </table:table-cell>
          <table:table-cell table:number-columns-repeated="3"/>
          <table:table-cell table:formula="of:=[.E8]*[.F9]*[.F10]-[.F8]*[.E9]*[.E10]" office:value-type="float" office:value="0.152405310551108" calcext:value-type="float">
            <text:p>0.152405310551108</text:p>
          </table:table-cell>
          <table:table-cell/>
          <table:table-cell table:formula="of:=2*(1/[.E18])*([.E13]*[.E14]+[.E15]*[.E16])" office:value-type="float" office:value="0" calcext:value-type="float">
            <text:p>0</text:p>
          </table:table-cell>
          <table:table-cell table:formula="of:=1-2*(1/[.E18])*([.E13]*[.E13]+[.E15]*[.E15])" office:value-type="float" office:value="-0.952412980415157" calcext:value-type="float">
            <text:p>-0.952412980415157</text:p>
          </table:table-cell>
          <table:table-cell table:formula="of:=2*(1/[.E18])*([.E14]*[.E15]-[.E13]*[.E16])" office:value-type="float" office:value="0.304810621102217" calcext:value-type="float">
            <text:p>0.304810621102217</text:p>
          </table:table-cell>
          <table:table-cell table:formula="of:=[.$F4]" office:value-type="float" office:value="2" calcext:value-type="float">
            <text:p>2</text:p>
          </table:table-cell>
          <table:table-cell/>
          <table:table-cell table:formula="of:=[.$J9]" office:value-type="float" office:value="0" calcext:value-type="float">
            <text:p>0</text:p>
          </table:table-cell>
          <table:table-cell/>
          <table:table-cell table:formula="of:=[.G14]*[.L$13]+[.H14]*[.L$14]+[.I14]*[.L$15]+[.J14]*[.L$16]" office:value-type="float" office:value="-0.241889635720345" calcext:value-type="float">
            <text:p>-0.241889635720345</text:p>
          </table:table-cell>
        </table:table-row>
        <table:table-row table:style-name="ro1">
          <table:table-cell table:number-columns-repeated="4"/>
          <table:table-cell table:formula="of:=[.F8]*[.F9]*[.E10]-[.E8]*[.E9]*[.F10]" office:value-type="float" office:value="0.976206490207578" calcext:value-type="float">
            <text:p>0.976206490207578</text:p>
          </table:table-cell>
          <table:table-cell/>
          <table:table-cell table:formula="of:=2*(1/[.E18])*([.E13]*[.E15]-[.E14]*[.E16])" office:value-type="float" office:value="-0.304810621102217" calcext:value-type="float">
            <text:p>-0.304810621102217</text:p>
          </table:table-cell>
          <table:table-cell table:formula="of:=2*(1/[.E18])*([.E14]*[.E15]+[.E13]*[.E16])" office:value-type="float" office:value="0.290305592106157" calcext:value-type="float">
            <text:p>0.290305592106157</text:p>
          </table:table-cell>
          <table:table-cell table:formula="of:=1-2*(1/[.E18])*([.E13]*[.E13]+[.E14]*[.E14])" office:value-type="float" office:value="0.907090485263281" calcext:value-type="float">
            <text:p>0.907090485263281</text:p>
          </table:table-cell>
          <table:table-cell table:formula="of:=[.$F5]" office:value-type="float" office:value="2" calcext:value-type="float">
            <text:p>2</text:p>
          </table:table-cell>
          <table:table-cell/>
          <table:table-cell table:formula="of:=[.$J10]" office:value-type="float" office:value="-7.35502466289893" calcext:value-type="float">
            <text:p>-7.35502466289893</text:p>
          </table:table-cell>
          <table:table-cell/>
          <table:table-cell table:formula="of:=[.G15]*[.L$13]+[.H15]*[.L$14]+[.I15]*[.L$15]+[.J15]*[.L$16]" office:value-type="float" office:value="-4.67167289059239" calcext:value-type="float">
            <text:p>-4.67167289059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[.F8]*[.F9]*[.F10]+[.E8]*[.E9]*[.E10]" office:value-type="float" office:value="0.0237935097924219" calcext:value-type="float">
            <text:p>0.02379350979242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G16]*[.L$13]+[.H16]*[.L$14]+[.I16]*[.L$15]+[.J16]*[.L$16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formula="of:=-[.$B$12]" office:value-type="float" office:value="-7.35502466289893" calcext:value-type="float">
            <text:p>-7.35502466289893</text:p>
          </table:table-cell>
          <table:table-cell/>
          <table:table-cell table:formula="of:=SQRT([.J8]*[.J8]+[.J9]*[.J9]+[.J10]*[.J10])" office:value-type="float" office:value="7.35502466289893" calcext:value-type="float">
            <text:p>7.35502466289893</text:p>
          </table:table-cell>
          <table:table-cell/>
          <table:table-cell table:formula="of:=SQRT([.E13]*[.E13]+[.E14]*[.E14]+[.E15]*[.E15]+[.E16]*[.E16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ay Origin (View)</text:p>
          </table:table-cell>
          <table:table-cell table:number-columns-repeated="2" office:value-type="string" calcext:value-type="string">
            <text:p>Ray Origin (World)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G13]*[.A$21]+[.H13]*[.A$22]+[.I13]*[.A$23]+[.J13]*[.A$24]" office:value-type="float" office:value="3" calcext:value-type="float">
            <text:p>3</text:p>
          </table:table-cell>
          <table:table-cell table:formula="of:=[.B21]/[.B$24]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G14]*[.A$21]+[.H14]*[.A$22]+[.I14]*[.A$23]+[.J14]*[.A$24]" office:value-type="float" office:value="2" calcext:value-type="float">
            <text:p>2</text:p>
          </table:table-cell>
          <table:table-cell table:formula="of:=[.B22]/[.B$24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G15]*[.A$21]+[.H15]*[.A$22]+[.I15]*[.A$23]+[.J15]*[.A$24]" office:value-type="float" office:value="2" calcext:value-type="float">
            <text:p>2</text:p>
          </table:table-cell>
          <table:table-cell table:formula="of:=[.B23]/[.B$24]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G16]*[.A$21]+[.H16]*[.A$22]+[.I16]*[.A$23]+[.J16]*[.A$24]" office:value-type="float" office:value="1" calcext:value-type="float">
            <text:p>1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13:20:40.324845601</meta:creation-date>
    <dc:date>2021-03-22T17:41:01.648881564</dc:date>
    <meta:editing-duration>PT5M49S</meta:editing-duration>
    <meta:editing-cycles>1</meta:editing-cycles>
    <meta:document-statistic meta:table-count="3" meta:cell-count="177" meta:object-count="0"/>
    <meta:generator>LibreOffice/6.4.6.2$Linux_X86_64 LibreOffice_project/40$Build-2</meta:generator>
  </office:meta>
</office:document-meta>
</file>